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3.4.0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gy SD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8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08:57:06.265600120</meta:creation-date>
    <dc:date>2023-03-12T22:12:58.232830248</dc:date>
    <meta:editing-duration>PT10H32M34S</meta:editing-duration>
    <meta:editing-cycles>8</meta:editing-cycles>
    <meta:generator>LibreOffice/7.5.1.2$Linux_X86_64 LibreOffice_project/50$Build-2</meta:generator>
    <meta:document-statistic meta:table-count="1" meta:cell-count="589" meta:object-count="0"/>
  </office:meta>
</office:document-meta>
</file>